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fbb" officeooo:paragraph-rsid="000d4fbb"/>
    </style:style>
    <style:style style:name="P2" style:family="paragraph" style:parent-style-name="Standard">
      <style:paragraph-properties fo:text-align="start" style:justify-single-word="false"/>
      <style:text-properties officeooo:rsid="000d4fbb" officeooo:paragraph-rsid="000d4fbb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d4fbb" officeooo:paragraph-rsid="000d4fbb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0d4fbb" officeooo:paragraph-rsid="000d4fbb"/>
    </style:style>
    <style:style style:name="P5" style:family="paragraph" style:parent-style-name="Standard" style:list-style-name="L4">
      <style:paragraph-properties fo:text-align="start" style:justify-single-word="false"/>
      <style:text-properties officeooo:rsid="000d4fbb" officeooo:paragraph-rsid="000d4fbb"/>
    </style:style>
    <style:style style:name="P6" style:family="paragraph" style:parent-style-name="Standard">
      <style:paragraph-properties fo:text-align="center" style:justify-single-word="false"/>
      <style:text-properties officeooo:rsid="000e2b00" officeooo:paragraph-rsid="000e2b00"/>
    </style:style>
    <style:style style:name="P7" style:family="paragraph" style:parent-style-name="Standard">
      <style:paragraph-properties fo:text-align="start" style:justify-single-word="false"/>
      <style:text-properties officeooo:rsid="000e2b00" officeooo:paragraph-rsid="000e2b00"/>
    </style:style>
    <style:style style:name="P8" style:family="paragraph" style:parent-style-name="Standard" style:list-style-name="L5">
      <style:paragraph-properties fo:text-align="start" style:justify-single-word="false"/>
      <style:text-properties officeooo:rsid="000e2b00" officeooo:paragraph-rsid="000e2b00"/>
    </style:style>
    <style:style style:name="P9" style:family="paragraph" style:parent-style-name="Standard" style:list-style-name="L6">
      <style:paragraph-properties fo:text-align="start" style:justify-single-word="false"/>
      <style:text-properties officeooo:rsid="000e2b00" officeooo:paragraph-rsid="000e2b00"/>
    </style:style>
    <style:style style:name="T1" style:family="text">
      <style:text-properties officeooo:rsid="000e2b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-BASED ADVENTURE</text:p>
      <text:p text:style-name="P1"/>
      <text:p text:style-name="P2">OBJECTIVE: Save the Knave of Hearts from execution and help him steal as many of the Queen’s tarts as possible.</text:p>
      <text:p text:style-name="P2"/>
      <text:p text:style-name="P2">ROOMS: </text:p>
      <text:list text:style-name="L2">
        <text:list-item>
          <text:p text:style-name="P3">Above Ground</text:p>
        </text:list-item>
        <text:list-item>
          <text:p text:style-name="P3">Bottom of Tunnel </text:p>
        </text:list-item>
        <text:list-item>
          <text:p text:style-name="P3">Woods</text:p>
        </text:list-item>
        <text:list-item>
          <text:p text:style-name="P3">House [Safe Room]</text:p>
        </text:list-item>
        <text:list-item>
          <text:p text:style-name="P3">Tea Party Garden</text:p>
        </text:list-item>
        <text:list-item>
          <text:p text:style-name="P3">Queen’s Court</text:p>
        </text:list-item>
      </text:list>
      <text:p text:style-name="P2"/>
      <text:p text:style-name="P2">CHARACTERS:</text:p>
      <text:list text:style-name="L3">
        <text:list-item>
          <text:p text:style-name="P4">White Rabbit</text:p>
        </text:list-item>
        <text:list-item>
          <text:p text:style-name="P4">Cheshire Cat</text:p>
        </text:list-item>
        <text:list-item>
          <text:p text:style-name="P4">Mad Hatter</text:p>
        </text:list-item>
        <text:list-item>
          <text:p text:style-name="P4">Knave of Hearts</text:p>
        </text:list-item>
        <text:list-item>
          <text:p text:style-name="P4">Queen of Hearts</text:p>
        </text:list-item>
      </text:list>
      <text:p text:style-name="P2"/>
      <text:p text:style-name="P2">INTERACT-ABLE OBJECTS:</text:p>
      <text:list text:style-name="L4">
        <text:list-item>
          <text:p text:style-name="P5">Shrink potion [<text:span text:style-name="T1">x2</text:span>] (bottom of tunnel)</text:p>
        </text:list-item>
        <text:list-item>
          <text:p text:style-name="P5">Cake [growth] (bottom of tunnel)</text:p>
        </text:list-item>
        <text:list-item>
          <text:p text:style-name="P5">Small door key (bottom of tunnel)</text:p>
        </text:list-item>
        <text:list-item>
          <text:p text:style-name="P5">Shackle key (woods) </text:p>
        </text:list-item>
        <text:list-item>
          <text:p text:style-name="P5">Croquet mallet (woods)</text:p>
        </text:list-item>
        <text:list-item>
          <text:p text:style-name="P5">Mushrooms [original size] (woods)</text:p>
        </text:list-item>
        <text:list-item>
          <text:p text:style-name="P5">Coffee (house)</text:p>
        </text:list-item>
        <text:list-item>
          <text:p text:style-name="P5">Law book (house) </text:p>
        </text:list-item>
        <text:list-item>
          <text:p text:style-name="P5">Shrink potion [2] (house)</text:p>
        </text:list-item>
        <text:list-item>
          <text:p text:style-name="P5">Pillow case (house)</text:p>
        </text:list-item>
        <text:list-item>
          <text:p text:style-name="P5">Tea biscuit (tea party garden)</text:p>
        </text:list-item>
        <text:list-item>
          <text:p text:style-name="P5">Queen’s tarts (queen’s court) </text:p>
        </text:list-item>
      </text:list>
      <text:p text:style-name="P2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2:32:17.599787547</meta:creation-date>
    <dc:date>2023-12-12T17:50:52.108577722</dc:date>
    <meta:editing-duration>PT5H18M34S</meta:editing-duration>
    <meta:editing-cycles>2</meta:editing-cycles>
    <meta:generator>LibreOffice/7.6.3.1$Linux_X86_64 LibreOffice_project/60$Build-1</meta:generator>
    <meta:document-statistic meta:table-count="0" meta:image-count="0" meta:object-count="0" meta:page-count="1" meta:paragraph-count="28" meta:word-count="123" meta:character-count="656" meta:non-whitespace-character-count="579"/>
  </office:meta>
</office:document-meta>
</file>